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style:line-height-at-least="0.503cm"/>
      <style:text-properties fo:color="#cccccc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10.5pt" fo:font-weight="normal"/>
    </style:style>
    <style:style style:name="T5" style:family="text">
      <style:text-properties fo:color="#d4d4d4"/>
    </style:style>
    <style:style style:name="T6" style:family="text">
      <style:text-properties fo:color="#d4d4d4" style:font-name="Consolas" fo:font-size="10.5pt" fo:font-weight="normal"/>
    </style:style>
    <style:style style:name="T7" style:family="text">
      <style:text-properties fo:color="#b5cea8"/>
    </style:style>
    <style:style style:name="T8" style:family="text">
      <style:text-properties fo:color="#b5cea8" style:font-name="Consolas" fo:font-size="10.5pt" fo:font-weight="normal"/>
    </style:style>
    <style:style style:name="T9" style:family="text">
      <style:text-properties fo:color="#dcdcaa"/>
    </style:style>
    <style:style style:name="T10" style:family="text">
      <style:text-properties fo:color="#dcdcaa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ce9178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t</text:span> <text:span text:style-name="T3">number</text:span> <text:span text:style-name="T5">=</text:span> <text:span text:style-name="T7">0</text:span>;</text:p>
      <text:p text:style-name="P3"/>
      <text:p text:style-name="P1"><text:span text:style-name="T1">function</text:span> <text:span text:style-name="T9">decrease</text:span>(){</text:p>
      <text:p text:style-name="P2">    <text:span text:style-name="T4">number</text:span><text:span text:style-name="T11"> </text:span><text:span text:style-name="T6">=</text:span><text:span text:style-name="T11"> </text:span><text:span text:style-name="T4">number</text:span><text:span text:style-name="T11"> </text:span><text:span text:style-name="T6">-</text:span><text:span text:style-name="T11"> </text:span><text:span text:style-name="T8">1</text:span><text:span text:style-name="T11">;</text:span></text:p>
      <text:p text:style-name="P2">    <text:span text:style-name="T4">document</text:span><text:span text:style-name="T11">.</text:span><text:span text:style-name="T10">getElementById</text:span><text:span text:style-name="T11">(</text:span><text:span text:style-name="T13">"value"</text:span><text:span text:style-name="T11">).</text:span><text:span text:style-name="T4">innerHTML</text:span><text:span text:style-name="T11"> </text:span><text:span text:style-name="T6">=</text:span><text:span text:style-name="T11"> </text:span><text:span text:style-name="T4">number</text:span><text:span text:style-name="T11">;</text:span></text:p>
      <text:p text:style-name="P1">}</text:p>
      <text:p text:style-name="P1"><text:span text:style-name="T3">document</text:span>.<text:span text:style-name="T9">getElementById</text:span>(<text:span text:style-name="T12">"decrease"</text:span>).<text:span text:style-name="T9">addEventListener</text:span>(<text:span text:style-name="T12">"click"</text:span>,<text:span text:style-name="T9">decrease</text:span>)</text:p>
      <text:p text:style-name="P3"/>
      <text:p text:style-name="P1"><text:span text:style-name="T1">function</text:span> <text:span text:style-name="T9">increase</text:span>(){</text:p>
      <text:p text:style-name="P2">    <text:span text:style-name="T4">number</text:span><text:span text:style-name="T11"> </text:span><text:span text:style-name="T6">=</text:span><text:span text:style-name="T11"> </text:span><text:span text:style-name="T4">number</text:span><text:span text:style-name="T11"> </text:span><text:span text:style-name="T6">+</text:span><text:span text:style-name="T11"> </text:span><text:span text:style-name="T8">1</text:span><text:span text:style-name="T11">;</text:span></text:p>
      <text:p text:style-name="P2">    <text:span text:style-name="T4">document</text:span><text:span text:style-name="T11">.</text:span><text:span text:style-name="T10">getElementById</text:span><text:span text:style-name="T11">(</text:span><text:span text:style-name="T13">"value"</text:span><text:span text:style-name="T11">).</text:span><text:span text:style-name="T4">innerHTML</text:span><text:span text:style-name="T11"> </text:span><text:span text:style-name="T6">=</text:span><text:span text:style-name="T11"> </text:span><text:span text:style-name="T4">number</text:span><text:span text:style-name="T11">;</text:span></text:p>
      <text:p text:style-name="P1">}</text:p>
      <text:p text:style-name="P1"><text:span text:style-name="T3">document</text:span>.<text:span text:style-name="T9">getElementById</text:span>(<text:span text:style-name="T12">"increase"</text:span>).<text:span text:style-name="T9">addEventListener</text:span>(<text:span text:style-name="T12">"click"</text:span>,<text:span text:style-name="T9">increase</text:span>)</text:p>
      <text:p text:style-name="P3"/>
      <text:p text:style-name="P1"><text:span text:style-name="T1">function</text:span> <text:span text:style-name="T9">reset</text:span> () {</text:p>
      <text:p text:style-name="P2">    <text:span text:style-name="T4">number</text:span><text:span text:style-name="T11"> </text:span><text:span text:style-name="T6">=</text:span><text:span text:style-name="T11"> </text:span><text:span text:style-name="T8">0</text:span></text:p>
      <text:p text:style-name="P1"><text:span text:style-name="T3">document</text:span>.<text:span text:style-name="T9">getElementById</text:span>(<text:span text:style-name="T12">"value"</text:span>).<text:span text:style-name="T3">innerHTML</text:span> <text:span text:style-name="T5">=</text:span> <text:span text:style-name="T3">number</text:span>;</text:p>
      <text:p text:style-name="P1">}</text:p>
      <text:p text:style-name="P4"><text:line-break/></text:p>
      <text:p text:style-name="P1"><text:span text:style-name="T3">document</text:span>.<text:span text:style-name="T9">getElementById</text:span>(<text:span text:style-name="T12">"reset"</text:span>).<text:span text:style-name="T9">addEventListener</text:span>(<text:span text:style-name="T12">"click"</text:span>,<text:span text:style-name="T9">reset</text:span>)</text:p>
      <text:p text:style-name="P2"> </text:p>
      <text:p text:style-name="Standard"/>
      <text:p text:style-name="Standard"/>
      <text:p text:style-name="Standard"/>
      <text:p text:style-name="P1"><text:span text:style-name="T14">&lt;!</text:span><text:span text:style-name="T1">DOCTYPE</text:span> <text:span text:style-name="T3">html</text:span><text:span text:style-name="T14">&gt;</text:span></text:p>
      <text:p text:style-name="P1"><text:span text:style-name="T14">&lt;</text:span><text:span text:style-name="T1">html</text:span> <text:span text:style-name="T3">lang</text:span>=<text:span text:style-name="T12">"fr"</text:span><text:span text:style-name="T14">&gt;</text:span></text:p>
      <text:p text:style-name="P1"><text:span text:style-name="T14">&lt;</text:span><text:span text:style-name="T1">head</text:span><text:span text:style-name="T14">&gt;</text:span></text:p>
      <text:p text:style-name="P2">    <text:span text:style-name="T15">&lt;</text:span><text:span text:style-name="T2">meta</text:span><text:span text:style-name="T11"> </text:span><text:span text:style-name="T4">charset</text:span><text:span text:style-name="T11">=</text:span><text:span text:style-name="T13">"UTF-8"</text:span><text:span text:style-name="T15">&gt;</text:span></text:p>
      <text:p text:style-name="P2">    <text:span text:style-name="T15">&lt;</text:span><text:span text:style-name="T2">meta</text:span><text:span text:style-name="T11"> </text:span><text:span text:style-name="T4">name</text:span><text:span text:style-name="T11">=</text:span><text:span text:style-name="T13">"viewport"</text:span><text:span text:style-name="T11"> </text:span><text:span text:style-name="T4">content</text:span><text:span text:style-name="T11">=</text:span><text:span text:style-name="T13">"width=device-width, initial-scale=1.0"</text:span><text:span text:style-name="T15">&gt;</text:span></text:p>
      <text:p text:style-name="P2">    <text:span text:style-name="T15">&lt;</text:span><text:span text:style-name="T2">title</text:span><text:span text:style-name="T15">&gt;</text:span><text:span text:style-name="T11">COUNTER</text:span><text:span text:style-name="T15">&lt;/</text:span><text:span text:style-name="T2">title</text:span><text:span text:style-name="T15">&gt;</text:span></text:p>
      <text:p text:style-name="P2">    <text:span text:style-name="T15">&lt;</text:span><text:span text:style-name="T2">link</text:span><text:span text:style-name="T11"> </text:span><text:span text:style-name="T4">rel</text:span><text:span text:style-name="T11">=</text:span><text:span text:style-name="T13">"stylesheet"</text:span><text:span text:style-name="T11"> </text:span><text:span text:style-name="T4">href</text:span><text:span text:style-name="T11">=</text:span><text:span text:style-name="T13">"css/style.css"</text:span><text:span text:style-name="T15">&gt;</text:span></text:p>
      <text:p text:style-name="P1"><text:span text:style-name="T14">&lt;/</text:span><text:span text:style-name="T1">head</text:span><text:span text:style-name="T14">&gt;</text:span></text:p>
      <text:p text:style-name="P1"><text:span text:style-name="T14">&lt;</text:span><text:span text:style-name="T1">body</text:span><text:span text:style-name="T14">&gt;</text:span></text:p>
      <text:p text:style-name="P2">    <text:span text:style-name="T15">&lt;</text:span><text:span text:style-name="T2">main</text:span><text:span text:style-name="T15">&gt;</text:span></text:p>
      <text:p text:style-name="P2">        <text:span text:style-name="T15">&lt;</text:span><text:span text:style-name="T2">div</text:span><text:span text:style-name="T11"> </text:span><text:span text:style-name="T4">id</text:span><text:span text:style-name="T11">=</text:span><text:span text:style-name="T13">"info"</text:span><text:span text:style-name="T15">&gt;</text:span></text:p>
      <text:p text:style-name="P2">            <text:span text:style-name="T15">&lt;</text:span><text:span text:style-name="T2">h1</text:span><text:span text:style-name="T15">&gt;</text:span><text:span text:style-name="T11">Counter</text:span><text:span text:style-name="T15">&lt;/</text:span><text:span text:style-name="T2">h1</text:span><text:span text:style-name="T15">&gt;</text:span></text:p>
      <text:p text:style-name="P2">            <text:span text:style-name="T15">&lt;</text:span><text:span text:style-name="T2">h2</text:span><text:span text:style-name="T11"> </text:span><text:span text:style-name="T4">id</text:span><text:span text:style-name="T11">=</text:span><text:span text:style-name="T13">"value"</text:span><text:span text:style-name="T15">&gt;</text:span><text:span text:style-name="T11">0</text:span><text:span text:style-name="T15">&lt;/</text:span><text:span text:style-name="T2">h2</text:span><text:span text:style-name="T15">&gt;</text:span></text:p>
      <text:p text:style-name="P2">        <text:span text:style-name="T15">&lt;/</text:span><text:span text:style-name="T2">div</text:span><text:span text:style-name="T15">&gt;</text:span></text:p>
      <text:p text:style-name="P3"/>
      <text:p text:style-name="P2">        <text:span text:style-name="T15">&lt;</text:span><text:span text:style-name="T2">div</text:span><text:span text:style-name="T15">&gt;</text:span></text:p>
      <text:p text:style-name="P2">            <text:span text:style-name="T15">&lt;</text:span><text:span text:style-name="T2">button</text:span><text:span text:style-name="T11"> </text:span><text:span text:style-name="T4">id</text:span><text:span text:style-name="T11">=</text:span><text:span text:style-name="T13">"decrease"</text:span><text:span text:style-name="T15">&gt;</text:span></text:p>
      <text:p text:style-name="P2">                <text:span text:style-name="T11">DECREASE</text:span></text:p>
      <text:p text:style-name="P2">            <text:span text:style-name="T15">&lt;/</text:span><text:span text:style-name="T2">button</text:span><text:span text:style-name="T15">&gt;</text:span></text:p>
      <text:p text:style-name="P2">            <text:span text:style-name="T15">&lt;</text:span><text:span text:style-name="T2">button</text:span><text:span text:style-name="T11"> </text:span><text:span text:style-name="T4">id</text:span><text:span text:style-name="T11">=</text:span><text:span text:style-name="T13">"reset"</text:span><text:span text:style-name="T15">&gt;</text:span></text:p>
      <text:p text:style-name="P2">                <text:span text:style-name="T11">RESET</text:span></text:p>
      <text:p text:style-name="P2">            <text:span text:style-name="T15">&lt;/</text:span><text:span text:style-name="T2">button</text:span><text:span text:style-name="T15">&gt;</text:span></text:p>
      <text:p text:style-name="P2">            <text:span text:style-name="T15">&lt;</text:span><text:span text:style-name="T2">button</text:span><text:span text:style-name="T11"> </text:span><text:span text:style-name="T4">id</text:span><text:span text:style-name="T11">=</text:span><text:span text:style-name="T13">"increase"</text:span><text:span text:style-name="T15">&gt;</text:span></text:p>
      <text:p text:style-name="P2">                <text:span text:style-name="T11">INCREASE</text:span></text:p>
      <text:p text:style-name="P2">            <text:span text:style-name="T15">&lt;/</text:span><text:span text:style-name="T2">button</text:span><text:span text:style-name="T15">&gt;</text:span></text:p>
      <text:p text:style-name="P2"><text:soft-page-break/>        <text:span text:style-name="T15">&lt;/</text:span><text:span text:style-name="T2">div</text:span><text:span text:style-name="T15">&gt;</text:span></text:p>
      <text:p text:style-name="P3"/>
      <text:p text:style-name="P2">        </text:p>
      <text:p text:style-name="P3"/>
      <text:p text:style-name="P2">    <text:span text:style-name="T15">&lt;/</text:span><text:span text:style-name="T2">main</text:span><text:span text:style-name="T15">&gt;</text:span></text:p>
      <text:p text:style-name="P2">    </text:p>
      <text:p text:style-name="P2">    <text:span text:style-name="T15">&lt;</text:span><text:span text:style-name="T2">script</text:span><text:span text:style-name="T6"> </text:span><text:span text:style-name="T4">src</text:span><text:span text:style-name="T6">=</text:span><text:span text:style-name="T13">"js/script.js"</text:span><text:span text:style-name="T15">&gt;&lt;/</text:span><text:span text:style-name="T2">script</text:span><text:span text:style-name="T15">&gt;</text:span></text:p>
      <text:p text:style-name="P1"><text:span text:style-name="T14">&lt;/</text:span><text:span text:style-name="T1">body</text:span><text:span text:style-name="T14">&gt;</text:span></text:p>
      <text:p text:style-name="P1"><text:span text:style-name="T14">&lt;/</text:span><text:span text:style-name="T1">html</text:span><text:span text:style-name="T14">&gt;</text:span></text:p>
      <text:p text:style-name="Standard"/>
      <text:p text:style-name="Standard"/>
      <text:p text:style-name="P1"><text:span text:style-name="T14">&lt;!</text:span><text:span text:style-name="T1">DOCTYPE</text:span> <text:span text:style-name="T3">html</text:span><text:span text:style-name="T14">&gt;</text:span></text:p>
      <text:p text:style-name="P1"><text:span text:style-name="T14">&lt;</text:span><text:span text:style-name="T1">html</text:span> <text:span text:style-name="T3">lang</text:span>=<text:span text:style-name="T12">"fr"</text:span><text:span text:style-name="T14">&gt;</text:span></text:p>
      <text:p text:style-name="P1"><text:span text:style-name="T14">&lt;</text:span><text:span text:style-name="T1">head</text:span><text:span text:style-name="T14">&gt;</text:span></text:p>
      <text:p text:style-name="P2">    <text:span text:style-name="T15">&lt;</text:span><text:span text:style-name="T2">meta</text:span><text:span text:style-name="T11"> </text:span><text:span text:style-name="T4">charset</text:span><text:span text:style-name="T11">=</text:span><text:span text:style-name="T13">"UTF-8"</text:span><text:span text:style-name="T15">&gt;</text:span></text:p>
      <text:p text:style-name="P2">    <text:span text:style-name="T15">&lt;</text:span><text:span text:style-name="T2">meta</text:span><text:span text:style-name="T11"> </text:span><text:span text:style-name="T4">name</text:span><text:span text:style-name="T11">=</text:span><text:span text:style-name="T13">"viewport"</text:span><text:span text:style-name="T11"> </text:span><text:span text:style-name="T4">content</text:span><text:span text:style-name="T11">=</text:span><text:span text:style-name="T13">"width=device-width, initial-scale=1.0"</text:span><text:span text:style-name="T15">&gt;</text:span></text:p>
      <text:p text:style-name="P2">    <text:span text:style-name="T15">&lt;</text:span><text:span text:style-name="T2">title</text:span><text:span text:style-name="T15">&gt;</text:span><text:span text:style-name="T11">COUNTER</text:span><text:span text:style-name="T15">&lt;/</text:span><text:span text:style-name="T2">title</text:span><text:span text:style-name="T15">&gt;</text:span></text:p>
      <text:p text:style-name="P2">    <text:span text:style-name="T15">&lt;</text:span><text:span text:style-name="T2">link</text:span><text:span text:style-name="T11"> </text:span><text:span text:style-name="T4">rel</text:span><text:span text:style-name="T11">=</text:span><text:span text:style-name="T13">"stylesheet"</text:span><text:span text:style-name="T11"> </text:span><text:span text:style-name="T4">href</text:span><text:span text:style-name="T11">=</text:span><text:span text:style-name="T13">"css/style.css"</text:span><text:span text:style-name="T15">&gt;</text:span></text:p>
      <text:p text:style-name="P1"><text:span text:style-name="T14">&lt;/</text:span><text:span text:style-name="T1">head</text:span><text:span text:style-name="T14">&gt;</text:span></text:p>
      <text:p text:style-name="P1"><text:span text:style-name="T14">&lt;</text:span><text:span text:style-name="T1">body</text:span><text:span text:style-name="T14">&gt;</text:span></text:p>
      <text:p text:style-name="P2">    <text:span text:style-name="T15">&lt;</text:span><text:span text:style-name="T2">main</text:span><text:span text:style-name="T15">&gt;</text:span></text:p>
      <text:p text:style-name="P2">        <text:span text:style-name="T15">&lt;</text:span><text:span text:style-name="T2">div</text:span><text:span text:style-name="T11"> </text:span><text:span text:style-name="T4">id</text:span><text:span text:style-name="T11">=</text:span><text:span text:style-name="T13">"info"</text:span><text:span text:style-name="T15">&gt;</text:span></text:p>
      <text:p text:style-name="P2">            <text:span text:style-name="T15">&lt;</text:span><text:span text:style-name="T2">h1</text:span><text:span text:style-name="T15">&gt;</text:span><text:span text:style-name="T11">Counter</text:span><text:span text:style-name="T15">&lt;/</text:span><text:span text:style-name="T2">h1</text:span><text:span text:style-name="T15">&gt;</text:span></text:p>
      <text:p text:style-name="P2">            <text:span text:style-name="T15">&lt;</text:span><text:span text:style-name="T2">h2</text:span><text:span text:style-name="T11"> </text:span><text:span text:style-name="T4">id</text:span><text:span text:style-name="T11">=</text:span><text:span text:style-name="T13">"value"</text:span><text:span text:style-name="T15">&gt;</text:span><text:span text:style-name="T11">0</text:span><text:span text:style-name="T15">&lt;/</text:span><text:span text:style-name="T2">h2</text:span><text:span text:style-name="T15">&gt;</text:span></text:p>
      <text:p text:style-name="P2">        <text:span text:style-name="T15">&lt;/</text:span><text:span text:style-name="T2">div</text:span><text:span text:style-name="T15">&gt;</text:span></text:p>
      <text:p text:style-name="P3"/>
      <text:p text:style-name="P2">        <text:span text:style-name="T15">&lt;</text:span><text:span text:style-name="T2">div</text:span><text:span text:style-name="T15">&gt;</text:span></text:p>
      <text:p text:style-name="P2">            <text:span text:style-name="T15">&lt;</text:span><text:span text:style-name="T2">button</text:span><text:span text:style-name="T11"> </text:span><text:span text:style-name="T4">id</text:span><text:span text:style-name="T11">=</text:span><text:span text:style-name="T13">"decrease"</text:span><text:span text:style-name="T15">&gt;</text:span></text:p>
      <text:p text:style-name="P2">                <text:span text:style-name="T11">DECREASE</text:span></text:p>
      <text:p text:style-name="P2">            <text:span text:style-name="T15">&lt;/</text:span><text:span text:style-name="T2">button</text:span><text:span text:style-name="T15">&gt;</text:span></text:p>
      <text:p text:style-name="P2">            <text:span text:style-name="T15">&lt;</text:span><text:span text:style-name="T2">button</text:span><text:span text:style-name="T11"> </text:span><text:span text:style-name="T4">id</text:span><text:span text:style-name="T11">=</text:span><text:span text:style-name="T13">"reset"</text:span><text:span text:style-name="T15">&gt;</text:span></text:p>
      <text:p text:style-name="P2">                <text:span text:style-name="T11">RESET</text:span></text:p>
      <text:p text:style-name="P2">            <text:span text:style-name="T15">&lt;/</text:span><text:span text:style-name="T2">button</text:span><text:span text:style-name="T15">&gt;</text:span></text:p>
      <text:p text:style-name="P2">            <text:span text:style-name="T15">&lt;</text:span><text:span text:style-name="T2">button</text:span><text:span text:style-name="T11"> </text:span><text:span text:style-name="T4">id</text:span><text:span text:style-name="T11">=</text:span><text:span text:style-name="T13">"increase"</text:span><text:span text:style-name="T15">&gt;</text:span></text:p>
      <text:p text:style-name="P2">                <text:span text:style-name="T11">INCREASE</text:span></text:p>
      <text:p text:style-name="P2">            <text:span text:style-name="T15">&lt;/</text:span><text:span text:style-name="T2">button</text:span><text:span text:style-name="T15">&gt;</text:span></text:p>
      <text:p text:style-name="P2">        <text:span text:style-name="T15">&lt;/</text:span><text:span text:style-name="T2">div</text:span><text:span text:style-name="T15">&gt;</text:span></text:p>
      <text:p text:style-name="P3"/>
      <text:p text:style-name="P2">        </text:p>
      <text:p text:style-name="P3"/>
      <text:p text:style-name="P2">    <text:span text:style-name="T15">&lt;/</text:span><text:span text:style-name="T2">main</text:span><text:span text:style-name="T15">&gt;</text:span></text:p>
      <text:p text:style-name="P2">    </text:p>
      <text:p text:style-name="P2">    <text:span text:style-name="T15">&lt;</text:span><text:span text:style-name="T2">script</text:span><text:span text:style-name="T6"> </text:span><text:span text:style-name="T4">src</text:span><text:span text:style-name="T6">=</text:span><text:span text:style-name="T13">"js/script.js"</text:span><text:span text:style-name="T15">&gt;&lt;/</text:span><text:span text:style-name="T2">script</text:span><text:span text:style-name="T15">&gt;</text:span></text:p>
      <text:p text:style-name="P1"><text:span text:style-name="T14">&lt;/</text:span><text:span text:style-name="T1">body</text:span><text:span text:style-name="T14">&gt;</text:span></text:p>
      <text:p text:style-name="P1"><text:span text:style-name="T14">&lt;/</text:span><text:span text:style-name="T1">html</text:span><text:span text:style-name="T14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uaila touama</meta:initial-creator>
    <meta:creation-date>2023-10-09T16:47:32.02</meta:creation-date>
    <dc:date>2023-10-09T16:48:32.27</dc:date>
    <dc:creator>Louaila touama</dc:creator>
    <meta:editing-duration>PT1M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2" meta:paragraph-count="80" meta:word-count="126" meta:character-count="1843"/>
  </office:meta>
</office:document-meta>
</file>